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3d8eeb" officeooo:paragraph-rsid="003d8eeb"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paragraph-properties fo:text-align="start" style:justify-single-word="false"/>
      <style:text-properties style:font-name="Liberation Serif" fo:font-size="12pt" officeooo:rsid="0034c085" officeooo:paragraph-rsid="0034c085" style:font-size-asian="12pt" style:font-size-complex="12pt"/>
    </style:style>
    <style:style style:name="P5" style:family="paragraph" style:parent-style-name="Table_20_Contents">
      <style:paragraph-properties fo:text-align="start" style:justify-single-word="false"/>
      <style:text-properties style:font-name="Liberation Serif" fo:font-size="12pt" officeooo:rsid="003d8eeb" officeooo:paragraph-rsid="003d8eeb" style:font-size-asian="12pt" style:font-size-complex="12pt"/>
    </style:style>
    <style:style style:name="P6" style:family="paragraph" style:parent-style-name="Standard">
      <style:paragraph-properties fo:text-align="start" style:justify-single-word="false"/>
      <style:text-properties style:font-name="Liberation Serif" fo:font-size="12pt" fo:font-weight="normal" officeooo:rsid="00318d68" officeooo:paragraph-rsid="003d8eeb"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Liberation Serif" fo:font-size="12pt" fo:font-weight="normal" officeooo:rsid="003d8eeb" officeooo:paragraph-rsid="003d8eeb"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Liberation Serif" fo:font-size="12pt" fo:font-weight="bold" officeooo:rsid="00318d68" officeooo:paragraph-rsid="003d8eeb" style:font-size-asian="12pt" style:font-weight-asian="bold" style:font-size-complex="12pt" style:font-weight-complex="bold"/>
    </style:style>
    <style:style style:name="P9" style:family="paragraph" style:parent-style-name="Standard" style:list-style-name="L1">
      <style:paragraph-properties fo:text-align="start" style:justify-single-word="false"/>
      <style:text-properties style:font-name="Liberation Serif" fo:font-size="12pt" fo:font-weight="normal" officeooo:rsid="003d8eeb" officeooo:paragraph-rsid="003ef7af" style:font-size-asian="12pt" style:font-weight-asian="normal" style:font-size-complex="12pt" style:font-weight-complex="normal"/>
    </style:style>
    <style:style style:name="P10" style:family="paragraph" style:parent-style-name="Standard" style:list-style-name="L1">
      <style:paragraph-properties fo:text-align="start" style:justify-single-word="false"/>
      <style:text-properties style:font-name="Liberation Serif" fo:font-size="12pt" fo:font-weight="normal" officeooo:rsid="003d8eeb" officeooo:paragraph-rsid="003fd6e0"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font-weight="normal" officeooo:rsid="003d8eeb" officeooo:paragraph-rsid="003fd6e0" style:font-size-asian="12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font-weight="normal" officeooo:rsid="003d8eeb" officeooo:paragraph-rsid="003d8eeb"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font-weight="normal" officeooo:rsid="0037df1e" officeooo:paragraph-rsid="003e351b" style:font-size-asian="12pt" style:font-weight-asian="normal" style:font-size-complex="12pt" style:font-weight-complex="normal"/>
    </style:style>
    <style:style style:name="P14" style:family="paragraph" style:parent-style-name="Standard" style:list-style-name="L1">
      <style:paragraph-properties fo:text-align="start" style:justify-single-word="false"/>
      <style:text-properties style:font-name="Liberation Serif" fo:font-size="12pt" fo:font-style="italic" fo:font-weight="normal" officeooo:rsid="003d8eeb" officeooo:paragraph-rsid="003fd6e0" style:font-size-asian="12pt" style:font-style-asian="italic" style:font-weight-asian="normal" style:font-size-complex="12pt" style:font-style-complex="italic" style:font-weight-complex="normal"/>
    </style:style>
    <style:style style:name="P15" style:family="paragraph" style:parent-style-name="Standard" style:list-style-name="L1">
      <style:paragraph-properties fo:text-align="start" style:justify-single-word="false"/>
      <style:text-properties officeooo:paragraph-rsid="003fd6e0"/>
    </style:style>
    <style:style style:name="P16" style:family="paragraph" style:parent-style-name="Standard" style:list-style-name="L1">
      <style:paragraph-properties fo:text-align="start" style:justify-single-word="false"/>
      <style:text-properties officeooo:paragraph-rsid="00435c7d"/>
    </style:style>
    <style:style style:name="P17" style:family="paragraph" style:parent-style-name="Standard">
      <style:paragraph-properties fo:text-align="start" style:justify-single-word="false"/>
      <style:text-properties officeooo:paragraph-rsid="003fd6e0"/>
    </style:style>
    <style:style style:name="P18" style:family="paragraph" style:parent-style-name="Standard">
      <style:paragraph-properties fo:text-align="start" style:justify-single-word="false"/>
      <style:text-properties officeooo:paragraph-rsid="00435c7d"/>
    </style:style>
    <style:style style:name="P19" style:family="paragraph" style:parent-style-name="Standard" style:list-style-name="L1">
      <style:paragraph-properties fo:text-align="start" style:justify-single-word="false" fo:break-before="page"/>
      <style:text-properties officeooo:paragraph-rsid="003fd6e0"/>
    </style:style>
    <style:style style:name="P20" style:family="paragraph" style:parent-style-name="Standard" style:list-style-name="L1">
      <style:paragraph-properties fo:text-align="start" style:justify-single-word="false" fo:break-before="page"/>
      <style:text-properties officeooo:paragraph-rsid="00435c7d"/>
    </style:style>
    <style:style style:name="P21" style:family="paragraph" style:parent-style-name="Table_20_Contents">
      <style:paragraph-properties fo:text-align="start" style:justify-single-word="false"/>
      <style:text-properties style:font-name="Liberation Serif" fo:font-size="12pt" fo:font-weight="bold" officeooo:rsid="00318d68" officeooo:paragraph-rsid="003fd6e0" style:font-size-asian="12pt" style:font-weight-asian="bold" style:font-size-complex="12pt" style:font-weight-complex="bold"/>
    </style:style>
    <style:style style:name="P22" style:family="paragraph" style:parent-style-name="Table_20_Contents">
      <style:paragraph-properties fo:text-align="start" style:justify-single-word="false"/>
      <style:text-properties style:font-name="Liberation Serif" fo:font-size="12pt" fo:font-weight="normal" officeooo:rsid="00435c7d" officeooo:paragraph-rsid="00435c7d" style:font-size-asian="12pt" style:font-weight-asian="normal" style:font-size-complex="12pt" style:font-weight-complex="normal"/>
    </style:style>
    <style:style style:name="P23" style:family="paragraph" style:parent-style-name="Table_20_Contents">
      <style:paragraph-properties fo:text-align="start" style:justify-single-word="false"/>
      <style:text-properties style:font-name="Liberation Serif" fo:font-size="12pt" officeooo:rsid="003d8eeb" officeooo:paragraph-rsid="003d8eeb" style:font-size-asian="12pt" style:font-size-complex="12pt"/>
    </style:style>
    <style:style style:name="P24" style:family="paragraph" style:parent-style-name="Table_20_Contents">
      <style:paragraph-properties fo:text-align="start" style:justify-single-word="false"/>
      <style:text-properties style:font-name="Liberation Serif" fo:font-size="12pt" officeooo:rsid="003fd6e0" officeooo:paragraph-rsid="003fd6e0" style:font-size-asian="12pt" style:font-size-complex="12pt"/>
    </style:style>
    <style:style style:name="P25" style:family="paragraph" style:parent-style-name="Table_20_Contents">
      <style:paragraph-properties fo:text-align="start" style:justify-single-word="false"/>
      <style:text-properties style:font-name="Liberation Serif" fo:font-size="12pt" officeooo:rsid="003fd6e0" officeooo:paragraph-rsid="0040c284" style:font-size-asian="12pt" style:font-size-complex="12pt"/>
    </style:style>
    <style:style style:name="P26" style:family="paragraph" style:parent-style-name="Table_20_Contents">
      <style:paragraph-properties fo:text-align="start" style:justify-single-word="false"/>
      <style:text-properties style:font-name="Liberation Serif" fo:font-size="12pt" officeooo:rsid="0040c284" officeooo:paragraph-rsid="0040c284" style:font-size-asian="12pt" style:font-size-complex="12pt"/>
    </style:style>
    <style:style style:name="P27" style:family="paragraph" style:parent-style-name="Table_20_Contents">
      <style:paragraph-properties fo:text-align="start" style:justify-single-word="false"/>
      <style:text-properties officeooo:rsid="00435c7d" officeooo:paragraph-rsid="00435c7d"/>
    </style:style>
    <style:style style:name="P28" style:family="paragraph" style:parent-style-name="Table_20_Contents" style:master-page-name="Standard">
      <style:paragraph-properties fo:text-align="start" style:justify-single-word="false" style:page-number="auto"/>
      <style:text-properties style:font-name="Liberation Serif" fo:font-size="14pt" fo:font-weight="bold" officeooo:rsid="003d8eeb" officeooo:paragraph-rsid="003d8eeb" style:font-size-asian="14pt" style:font-weight-asian="bold" style:font-size-complex="14pt" style:font-weight-complex="bold"/>
    </style:style>
    <style:style style:name="P29" style:family="paragraph" style:parent-style-name="Table_20_Contents" style:master-page-name="Standard">
      <style:paragraph-properties fo:text-align="start" style:justify-single-word="false" style:page-number="auto" fo:break-before="page"/>
      <style:text-properties style:font-name="Liberation Serif" fo:font-size="14pt" fo:font-weight="bold" officeooo:rsid="003d8eeb" officeooo:paragraph-rsid="003d8eeb" style:font-size-asian="14pt" style:font-weight-asian="bold" style:font-size-complex="14pt" style:font-weight-complex="bold"/>
    </style:style>
    <style:style style:name="T1" style:family="text">
      <style:text-properties officeooo:rsid="00330f69"/>
    </style:style>
    <style:style style:name="T2" style:family="text">
      <style:text-properties style:text-underline-style="solid" style:text-underline-width="auto" style:text-underline-color="font-color"/>
    </style:style>
    <style:style style:name="T3" style:family="text">
      <style:text-properties style:font-name="Liberation Serif" fo:font-size="12pt" fo:font-style="normal" fo:font-weight="normal" officeooo:rsid="003fd6e0" style:font-size-asian="12pt" style:font-style-asian="normal" style:font-weight-asian="normal" style:font-size-complex="12pt" style:font-style-complex="normal" style:font-weight-complex="normal"/>
    </style:style>
    <style:style style:name="T4" style:family="text">
      <style:text-properties style:font-name="Liberation Serif" fo:font-size="12pt" fo:font-weight="normal" style:font-size-asian="12pt" style:font-weight-asian="normal" style:font-size-complex="12pt" style:font-weight-complex="normal"/>
    </style:style>
    <style:style style:name="T5" style:family="text">
      <style:text-properties style:font-name="Liberation Serif" fo:font-size="12pt" fo:font-weight="normal" officeooo:rsid="00435c7d" style:font-size-asian="12pt" style:font-weight-asian="normal" style:font-size-complex="12pt" style:font-weight-complex="normal"/>
    </style:style>
    <style:style style:name="T6" style:family="text">
      <style:text-properties fo:font-style="italic" officeooo:rsid="003ef7af" style:font-style-asian="italic" style:font-style-complex="italic"/>
    </style:style>
    <style:style style:name="T7" style:family="text">
      <style:text-properties fo:font-style="italic" officeooo:rsid="003fd6e0" style:font-style-asian="italic" style:font-style-complex="italic"/>
    </style:style>
    <style:style style:name="T8" style:family="text">
      <style:text-properties officeooo:rsid="003ef7af"/>
    </style:style>
    <style:style style:name="T9" style:family="text">
      <style:text-properties style:font-name="Courier New" fo:font-style="normal" officeooo:rsid="003ef7af" style:font-style-asian="normal" style:font-style-complex="normal"/>
    </style:style>
    <style:style style:name="T10" style:family="text">
      <style:text-properties style:font-name="Courier New" fo:font-size="12pt" fo:font-weight="normal" officeooo:rsid="00435c7d" style:font-size-asian="12pt" style:font-weight-asian="normal" style:font-size-complex="12pt" style:font-weight-complex="normal"/>
    </style:style>
    <style:style style:name="T11" style:family="text">
      <style:text-properties fo:font-style="normal" style:font-style-asian="normal" style:font-style-complex="normal"/>
    </style:style>
    <style:style style:name="T12" style:family="text">
      <style:text-properties fo:font-style="normal" officeooo:rsid="003ef7af" style:font-style-asian="normal" style:font-style-complex="normal"/>
    </style:style>
    <style:style style:name="T13" style:family="text">
      <style:text-properties fo:font-style="normal" officeooo:rsid="003fd6e0" style:font-style-asian="normal" style:font-style-complex="normal"/>
    </style:style>
    <style:style style:name="T14" style:family="text">
      <style:text-properties officeooo:rsid="003fd6e0"/>
    </style:style>
    <style:style style:name="T15" style:family="text">
      <style:text-properties officeooo:rsid="0037702f"/>
    </style:style>
    <style:style style:name="T16" style:family="text">
      <style:text-properties officeooo:rsid="0040c284"/>
    </style:style>
    <style:style style:name="T17" style:family="text">
      <style:text-properties officeooo:rsid="00415ca9"/>
    </style:style>
    <style:style style:name="T18" style:family="text">
      <style:text-properties officeooo:rsid="00435c7d"/>
    </style:style>
    <text:list-style style:name="L1">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6cm" fo:text-indent="-0.9cm" fo:margin-left="1.6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a">
        <style:list-level-properties text:list-level-position-and-space-mode="label-alignment">
          <style:list-level-label-alignment text:label-followed-by="listtab" text:list-tab-stop-position="0.7cm" fo:text-indent="-0.7cm" fo:margin-left="0.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Abiturklausur 2017</text:p>
      <text:p text:style-name="P4"/>
      <text:p text:style-name="P5"><text:span text:style-name="T8">[...]</text:span> Im Folgenden geht es um eine stark vereinfachte Datenbank für ein Reisebüro zur Verwaltung von Kreuzfahrten. auf denen die Reisenden mit einem Schiff verschiedene Orte anreisen, um dort Sehenswürdigkeiten zu besichtigen. Diese Routenpunkte der Reise nennt man „Landgänge“.</text:p>
      <text:p text:style-name="P5"/>
      <text:p text:style-name="P26">Die Routenpunkte (Landgänge) einer Kreuzfahrtroute werden gespeichert: Die Reisenden gehen an dem Ort an Land und können Sehenswürdigkeiten des Ortes besichtigen. </text:p>
      <text:p text:style-name="P26"/>
      <text:p text:style-name="P26">Für jede Kreuzfahrtroute sind die Landgänge entsprechend ihrer Reihenfolge nummeriert.<text:line-break/>Für jeden Landgang, bezeichnet nur mit dem Namen des zugehörigen Ortes, werden die Dauer (in Stunden) und die ID des Ortes gespeichert.</text:p>
      <text:p text:style-name="P26"/>
      <text:p text:style-name="P26">Für die Orte werden die ID und der Name festgehalten. Außerdem wird der Staat gespeichert, in dem der Ort liegt.</text:p>
      <text:p text:style-name="P26"/>
      <text:p text:style-name="P26">Für Sehenswürdigkeiten gibt es eine eindeutige ID. Außerdem werden eine Beschreibung, der Ort, in dem die Sehenswürdigkeit liegt, und die Dauer der Besichtigung (gemessen in Stunden) gespeichert.</text:p>
      <text:p text:style-name="P26"/>
      <text:p text:style-name="P26"/>
      <text:p text:style-name="P24">Es werden die folgenden Relationenschemata verwendet <text:span text:style-name="T16">(nur ein Ausschnitt der Datenbank)</text:span>:</text:p>
      <text:p text:style-name="P24"/>
      <text:p text:style-name="P25">Landgang <text:s/>(<text:span text:style-name="T15">↑</text:span><text:span text:style-name="T2">RouteID</text:span>, <text:span text:style-name="T2">Nummer</text:span>, Dauer, <text:span text:style-name="T15">↑</text:span>OrtID, Bezeichnung)</text:p>
      <text:p text:style-name="P24">Ort <text:s/>(<text:span text:style-name="T2">OrtID</text:span>, Ortsname, Staat)</text:p>
      <text:p text:style-name="P25">Sehenswuerdigkeit <text:s/>(<text:span text:style-name="T2">SehenswuerdigkeitID</text:span>, <text:span text:style-name="T15">↑</text:span>OrtID, Beschreibung, Dauer)</text:p>
      <text:p text:style-name="P21"/>
      <text:p text:style-name="P8"/>
      <text:list xml:id="list3353955330" text:style-name="L1">
        <text:list-item>
          <text:p text:style-name="P9"><text:span text:style-name="T12">Auf dem obigen Datenbankschema sollen die folgenden Anfragen realisiert werden:<text:line-break/><text:line-break/>i)<text:tab/></text:span><text:span text:style-name="T9">1 <text:s/>SELECT Bezeichnung, Dauer<text:line-break/><text:tab/>2 <text:s/>FROM Landgang<text:line-break/><text:tab/>3 <text:s/>WHERE RouteID = 'A'<text:line-break/><text:tab/>4 <text:s/>ORDER BY Nummer</text:span><text:span text:style-name="T12"><text:line-break/><text:line-break/>ii)<text:tab/></text:span><text:span text:style-name="T9">1 <text:s/>SELECT RouteID, COUNT(*) AS Anzahl<text:line-break/><text:tab/>2 <text:s/>FROM Landgang<text:line-break/><text:tab/>3 <text:s/>GROUP BY RouteID</text:span><text:span text:style-name="T6"><text:line-break/></text:span><text:span text:style-name="T12"><text:line-break/>iii)<text:tab/></text:span><text:span text:style-name="T9">1 <text:s/>SELECT Beschreibung, Ortsname<text:line-break/><text:tab/>2 <text:s/>FROM Sehenswuerdigkeit<text:line-break/><text:tab/>3 <text:s/>JOIN Ort ON Sehenswuerdigkeit.OrtID = Ort.OrtID<text:line-break/><text:tab/>4 <text:s/>JOIN Landgang ON Landgang.OrtID = Ort.OrtID<text:line-break/><text:tab/>5 <text:s/>WHERE RouteID = 'A'</text:span><text:span text:style-name="T12"><text:line-break/><text:line-break/></text:span><text:span text:style-name="T6">Analysieren und erläutern Sie die SQL-Anweisungen.<text:line-break/><text:line-break/>Erläutern Sie die ermittelten Informationen im Sachzusammenhang.</text:span><text:span text:style-name="T11"><text:tab/><text:tab/>(1</text:span><text:span text:style-name="T12">2</text:span><text:span text:style-name="T11"> Punkte)</text:span></text:p>
        </text:list-item>
      </text:list>
      <text:p text:style-name="P7"/>
      <text:p text:style-name="P7"/>
      <text:list xml:id="list131006213701261" text:continue-numbering="true" text:style-name="L1">
        <text:list-item>
          <text:p text:style-name="P19"><text:span text:style-name="T3">Auf dem obigen Datenbankschema sollen die folgenden Anfragen realisiert werden:</text:span></text:p>
        </text:list-item>
      </text:list>
      <text:p text:style-name="P17"><text:span text:style-name="T3"/></text:p>
      <text:list xml:id="list131006929747044" text:continue-numbering="true" text:style-name="L1">
        <text:list-item>
          <text:list>
            <text:list-item>
              <text:p text:style-name="P15"><text:span text:style-name="T3">Gesucht sind die Staaten der Orte, an denen ein Landgang der Kreuzfahrtroute mit<text:line-break/>der ID 'A' stattfindet. Jeder Staat soll nur einmal aufgeführt werden.</text:span></text:p>
            </text:list-item>
          </text:list>
        </text:list-item>
      </text:list>
      <text:p text:style-name="P11"><text:span text:style-name="T13"/></text:p>
      <text:list xml:id="list131006433661465" text:continue-numbering="true" text:style-name="L1">
        <text:list-item>
          <text:list>
            <text:list-item>
              <text:p text:style-name="P10"><text:span text:style-name="T13">Gesucht sind für alle Orte der Ortsname und die folgende Informationen: die Anzahl der Sehenswürdigkeiten an dem Ort und die Gesamtdauer, die für den Ort benötigt wird, um alle Sehenswürdigkeiten zu besichtigen.</text:span></text:p>
            </text:list-item>
          </text:list>
        </text:list-item>
      </text:list>
      <text:p text:style-name="P11"><text:span text:style-name="T13"/></text:p>
      <text:list xml:id="list131006109394624" text:continue-numbering="true" text:style-name="L1">
        <text:list-item>
          <text:list>
            <text:list-item>
              <text:p text:style-name="P10"><text:span text:style-name="T13">Gesucht sind die Ortsnamen, an denen keine Landgänge verzeichnet sind.</text:span></text:p>
            </text:list-item>
          </text:list>
        </text:list-item>
      </text:list>
      <text:p text:style-name="P11"><text:span text:style-name="T13"/></text:p>
      <text:list xml:id="list131007156015788" text:continue-numbering="true" text:style-name="L1">
        <text:list-header>
          <text:p text:style-name="P14"><text:span text:style-name="T14">Entwickeln Sie jeweils eine SQL-Anweisung für die obigen Anfragen.<text:line-break/></text:span></text:p>
          <text:p text:style-name="P10"><text:span text:style-name="T7">Erläutern Sie Ihre entwickelten SQL-Anweisungen.</text:span><text:span text:style-name="T13"><text:tab/></text:span><text:tab/><text:tab/><text:tab/><text:tab/> (<text:span text:style-name="T17">12</text:span> Punkte)</text:p>
        </text:list-header>
      </text:list>
      <text:p text:style-name="P6"/>
      <text:p text:style-name="P29">Abiturklausur 201<text:span text:style-name="T18">6</text:span></text:p>
      <text:p text:style-name="P22"/>
      <text:p text:style-name="P22">Um Schülerinnen und Schülern der Sekundarstufe I bei Problemen im Unterricht zu helfen, organisiert am Ada-Lovelace-Gymnasium in Köln der Förderverein der Schule ein Nachhilfe-programm. Vertrauenswürdige Schülerinnen und Schüler der Sekundarstufe II, sogenannte</text:p>
      <text:p text:style-name="P22">Tutoren, bieten Unterstützung an […]</text:p>
      <text:p text:style-name="P22"/>
      <text:p text:style-name="P22">Um den Schülerinnen und Schülern, die als Tutoren an diesem System teilnehmen wollen,</text:p>
      <text:p text:style-name="P22">einen Anreiz zu bieten, sollen zwei Maßnahmen ergriffen werden. Zum einen werden die</text:p>
      <text:p text:style-name="P22">Tutoren für ihre Tätigkeit mit einer festen, von ihrer Jahrgangsstufe abhängigen Grundentlohnung</text:p>
      <text:p text:style-name="P22">bezahlt und zum anderen können sie sich je nach Engagement verschiedene</text:p>
      <text:p text:style-name="P22">Auszeichnungen verdienen, die deutlich machen, in welchen Fächern sie sich besonders</text:p>
      <text:p text:style-name="P22">hervorgetan haben. Die Auszeichnungen werden in verschiedenen Rangstufen (Bronze,</text:p>
      <text:p text:style-name="P22">Silber, Gold und Platin) vergeben. Abhängig vom Rang wird pro Auszeichnung ein Bonus</text:p>
      <text:p text:style-name="P22">auf die Grundentlohnung gezahlt. Natürlich können Tutoren auch mehrere Auszeichnungen</text:p>
      <text:p text:style-name="P22">in verschiedenen Fächern erhalten und somit auch mehrere Boni bekommen.</text:p>
      <text:p text:style-name="P22"/>
      <text:p text:style-name="P22">Zur Verwaltung dieses Entlohnungssystems wird eine Datenbank mit dem folgenden Datenbankschema verwendet:</text:p>
      <text:p text:style-name="P22"/>
      <text:p text:style-name="P22">Tutor <text:s/>(<text:span text:style-name="T2">TutorID</text:span>, Vorname, Nachname, Grundentlohnung, Kontonummer, <text:span text:style-name="T15">↑</text:span>BankID)</text:p>
      <text:p text:style-name="P22">Bank <text:s/>(<text:span text:style-name="T2">BankID</text:span>, Name)</text:p>
      <text:p text:style-name="P22">Auszeichnung <text:s/>(<text:span text:style-name="T2">AuszeichnungID</text:span>, Fach, <text:span text:style-name="T15">↑</text:span>RangID)</text:p>
      <text:p text:style-name="P22">Rang <text:s/>(<text:span text:style-name="T2">RangID</text:span>, Bezeichnung, Bonus)</text:p>
      <text:p text:style-name="P22">hat (<text:span text:style-name="T15">↑</text:span><text:span text:style-name="T2">TutorID</text:span>, <text:span text:style-name="T15">↑</text:span><text:span text:style-name="T2">AuszeichnungID</text:span>)</text:p>
      <text:p text:style-name="P27"><text:span text:style-name="T4"><text:line-break/></text:span></text:p>
      <text:list xml:id="list131006250212393" text:continue-list="list131007156015788" text:style-name="L1">
        <text:list-item text:start-value="1">
          <text:p text:style-name="P16"><text:span text:style-name="T5">Auf dem obigen Datenbankschema sollen die folgenden Anfragen realisiert werden:</text:span></text:p>
        </text:list-item>
      </text:list>
      <text:p text:style-name="P18"><text:span text:style-name="T5"/></text:p>
      <text:list xml:id="list131005213569672" text:continue-numbering="true" text:style-name="L1">
        <text:list-item>
          <text:list>
            <text:list-item>
              <text:p text:style-name="P16"><text:span text:style-name="T5">Gesucht sind alle Tutoren, deren Grundentlohnung in der Datenbank mit mehr als 10 eingetragen ist. Das Ergebnis soll aus den Vornamen, Nachnamen und Grundentlohnungen der jeweiligen Tutoren bestehen und nach den Grundentlohnungen absteigend sortiert sein.</text:span></text:p>
            </text:list-item>
          </text:list>
        </text:list-item>
      </text:list>
      <text:p text:style-name="P18"><text:span text:style-name="T5"/></text:p>
      <text:list xml:id="list131006532144774" text:continue-numbering="true" text:style-name="L1">
        <text:list-item>
          <text:list>
            <text:list-item>
              <text:p text:style-name="P16"><text:span text:style-name="T5">Gesucht sind die Nachnamen aller Tutoren, die zwei oder mehr Auszeichnung haben.</text:span></text:p>
            </text:list-item>
          </text:list>
        </text:list-item>
      </text:list>
      <text:p text:style-name="P18"><text:span text:style-name="T5"/></text:p>
      <text:list xml:id="list131007280821037" text:continue-numbering="true" text:style-name="L1">
        <text:list-item>
          <text:list>
            <text:list-item>
              <text:p text:style-name="P16"><text:span text:style-name="T5">Gesucht sind die Nach- und Vornamen aller Tutoren und die Fächer, in denen sie eine Auszeichnung haben. Das Ergebnis soll alphabetisch nach Nachnamen und ggf. Vorname sortiert sein und auch die Tutoren beinhalten, die keine Auszeichnungen haben.</text:span></text:p>
            </text:list-item>
          </text:list>
        </text:list-item>
      </text:list>
      <text:p text:style-name="P18"><text:span text:style-name="T5"/></text:p>
      <text:list xml:id="list131005766829783" text:continue-numbering="true" text:style-name="L1">
        <text:list-header>
          <text:p text:style-name="P16"><text:span text:style-name="T5">Entwickeln Sie jeweils eine SQL-Anweisung für die obigen Anfragen.<text:tab/><text:tab/>(13 Punkte)</text:span></text:p>
        </text:list-header>
      </text:list>
      <text:p text:style-name="P18"><text:span text:style-name="T5"/></text:p>
      <text:p text:style-name="P18"><text:span text:style-name="T5"/></text:p>
      <text:list xml:id="list131007219791177" text:continue-numbering="true" text:style-name="L1">
        <text:list-item>
          <text:p text:style-name="P20"><text:span text:style-name="T5">Die folgende SQL-Anweisung wird ebenfalls auf dem obigen Datenbankschema ausgeführt:<text:line-break/><text:line-break/></text:span><text:span text:style-name="T10">1 <text:s/>SELECT Tutor.Nachname, Tutor.Vorname, SUM(tmp.b)<text:line-break/>2 <text:s/>FROM Tutor, hat, (<text:line-break/>3 <text:s text:c="4"/>SELECT Auszeichnung.AuszeichnungID AS a, Rang.Bonus AS b<text:line-break/>4 <text:s text:c="4"/>FROM Auszeichnung JOIN Rang <text:line-break/> <text:s text:c="10"/>ON Auszeichnung.RangID = Rang.RangID<text:line-break/>5 <text:s/>) AS tmp<text:line-break/>6 <text:s/>WHERE Tutor.TutorID = hat.TutorID AND <text:line-break/> <text:s text:c="8"/>hat.AuszeichnungID = tmp.a<text:line-break/>7 <text:s/>GROUP BY Tutor.Nachname, Tutor.Vorname</text:span><text:span text:style-name="T5"><text:line-break/><text:line-break/>Anmerkung: In einigen Datenbanksystemen muss in Zeile 4 das Schlüsselwort JOIN<text:line-break/>durch INNER JOIN ersetzt werden.<text:line-break/><text:line-break/>Erläutern Sie die Unterabfrage in den Zeilen 3 bis 5 und ermitteln Sie ihr Ergebnis bei<text:line-break/>Anwendung auf die Beispieldatensätze in der Anlage.<text:line-break/>Erläutern Sie anschließend die gesamte SQL-Anweisung und welche Information im<text:line-break/>Sachzusammenhang ermittelt wird. <text:tab/><text:tab/><text:tab/><text:tab/><text:tab/><text:tab/><text:tab/>(10 Punkte)</text:span></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d8eeb" officeooo:paragraph-rsid="003d8eeb"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ef7af"/>
    </style:style>
    <style:style style:name="MT2" style:family="text">
      <style:text-properties officeooo:rsid="00330f69"/>
    </style:style>
    <style:page-layout style:name="Mpm1">
      <style:page-layout-properties fo:page-width="21.001cm" fo:page-height="29.7cm" style:num-format="1" style:print-orientation="portrait" fo:margin-top="1.499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text:span text:style-name="MT1">SQL</text:span>: Abituraufgaben</text:p>
            </table:table-cell>
            <table:table-cell table:style-name="Tabelle1.A1" office:value-type="string">
              <text:p text:style-name="MP2">Seite <text:page-number text:select-page="current">4</text:page-number></text:p>
            </table:table-cell>
            <table:table-cell table:style-name="Tabelle1.A1" office:value-type="string">
              <text:p text:style-name="MP3">Informatik - <text:span text:style-name="MT2">Datenbank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17-09-29T13:10:04.918000000</dc:date>
    <meta:editing-duration>PT5H18M46S</meta:editing-duration>
    <meta:editing-cycles>50</meta:editing-cycles>
    <meta:generator>LibreOffice/5.3.2.2$Windows_x86 LibreOffice_project/6cd4f1ef626f15116896b1d8e1398b56da0d0ee1</meta:generator>
    <meta:document-statistic meta:table-count="1" meta:image-count="0" meta:object-count="0" meta:page-count="4" meta:paragraph-count="45" meta:word-count="747" meta:character-count="5452" meta:non-whitespace-character-count="4671"/>
  </office:meta>
</office:document-meta>
</file>